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fo:font-weight="bold" officeooo:rsid="000bfc93" officeooo:paragraph-rsid="000bfc93" style:font-size-asian="22pt" style:language-asian="zh" style:country-asian="CN" style:font-weight-asian="bold" style:font-size-complex="25.1000003814697pt" style:font-weight-complex="bold"/>
    </style:style>
    <style:style style:name="P2" style:family="paragraph" style:parent-style-name="Standard">
      <style:text-properties fo:font-size="17.1000003814697pt" fo:font-weight="normal" officeooo:rsid="000bfc93" officeooo:paragraph-rsid="000bfc93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Standard">
      <style:text-properties fo:font-size="17.1000003814697pt" fo:font-weight="normal" officeooo:rsid="000c52fe" officeooo:paragraph-rsid="000c52fe" style:font-size-asian="15pt" style:language-asian="zh" style:country-asian="CN" style:font-weight-asian="normal" style:font-size-complex="17.100000381469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三元运算符</text:p>
      <text:p text:style-name="P2">三元运算符适合判断2个值的到底使用哪一个的情况</text:p>
      <text:p text:style-name="P2">语法:</text:p>
      <text:p text:style-name="P2">判断表达式？表达式：表达式2</text:p>
      <text:p text:style-name="P2">判断 <text:s/>? 赋值 否则 赋值</text:p>
      <text:p text:style-name="P3">判断a条件是否为真，如果是真就返回男，否则就是女</text:p>
      <text:p text:style-name="P2">a==1?'男':'女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6S</meta:editing-duration>
    <meta:editing-cycles>3</meta:editing-cycles>
    <meta:generator>LibreOffice/5.3.0.3$Windows_X86_64 LibreOffice_project/7074905676c47b82bbcfbea1aeefc84afe1c50e1</meta:generator>
    <dc:date>2018-01-14T22:22:03.582000000</dc:date>
    <meta:document-statistic meta:table-count="0" meta:image-count="0" meta:object-count="0" meta:page-count="1" meta:paragraph-count="7" meta:word-count="84" meta:character-count="97" meta:non-whitespace-character-count="92"/>
    <meta:user-defined meta:name="Info 1"/>
    <meta:user-defined meta:name="Info 2"/>
    <meta:user-defined meta:name="Info 3"/>
    <meta:user-defined meta:name="Info 4"/>
  </office:meta>
</office:document-meta>
</file>